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593cm" fo:margin-left="0cm" table:align="left"/>
    </style:style>
    <style:style style:name="Table1.A" style:family="table-column">
      <style:table-column-properties style:column-width="3.969cm"/>
    </style:style>
    <style:style style:name="Table1.B" style:family="table-column">
      <style:table-column-properties style:column-width="6.812cm"/>
    </style:style>
    <style:style style:name="Table1.1" style:family="table-row">
      <style:table-row-properties style:min-row-height="1.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2" style:family="table-row">
      <style:table-row-properties style:min-row-height="1.321cm"/>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P1" style:family="paragraph" style:parent-style-name="Subtitle">
      <style:text-properties style:font-name="Liberation Sans2" fo:font-size="22pt" officeooo:rsid="00110be4" officeooo:paragraph-rsid="00110be4" style:font-name-asian="Droid Sans Fallback" style:font-size-asian="18pt" style:font-name-complex="Droid Sans Devanagari1" style:font-size-complex="18pt"/>
    </style:style>
    <style:style style:name="P2" style:family="paragraph" style:parent-style-name="Table_20_Contents">
      <style:paragraph-properties fo:text-align="center" style:justify-single-word="false"/>
      <style:text-properties officeooo:rsid="00129ef1" officeooo:paragraph-rsid="00129ef1"/>
    </style:style>
    <style:style style:name="P3" style:family="paragraph" style:parent-style-name="Table_20_Heading">
      <style:text-properties officeooo:rsid="00129ef1" officeooo:paragraph-rsid="00129ef1"/>
    </style:style>
    <style:style style:name="P4" style:family="paragraph" style:parent-style-name="Text_20_body">
      <style:text-properties officeooo:rsid="00129ef1" officeooo:paragraph-rsid="00129ef1"/>
    </style:style>
    <style:style style:name="P5" style:family="paragraph" style:parent-style-name="Text_20_body">
      <style:paragraph-properties>
        <style:tab-stops>
          <style:tab-stop style:position="17.595cm" style:type="right"/>
        </style:tab-stops>
      </style:paragraph-properties>
      <style:text-properties officeooo:rsid="000d772d" officeooo:paragraph-rsid="000d772d"/>
    </style:style>
    <style:style style:name="P6" style:family="paragraph" style:parent-style-name="Text_20_body">
      <style:paragraph-properties>
        <style:tab-stops>
          <style:tab-stop style:position="17.621cm" style:type="right"/>
        </style:tab-stops>
      </style:paragraph-properties>
      <style:text-properties officeooo:rsid="000d772d" officeooo:paragraph-rsid="000d772d"/>
    </style:style>
    <style:style style:name="P7" style:family="paragraph" style:parent-style-name="Text_20_body">
      <style:paragraph-properties>
        <style:tab-stops>
          <style:tab-stop style:position="17.595cm" style:type="right"/>
        </style:tab-stops>
      </style:paragraph-properties>
      <style:text-properties officeooo:paragraph-rsid="000d772d"/>
    </style:style>
    <style:style style:name="P8" style:family="paragraph" style:parent-style-name="Text_20_body">
      <style:text-properties officeooo:rsid="000f650d" officeooo:paragraph-rsid="000f650d"/>
    </style:style>
    <style:style style:name="P9" style:family="paragraph" style:parent-style-name="Text_20_body">
      <style:text-properties officeooo:rsid="00110be4" officeooo:paragraph-rsid="00110be4"/>
    </style:style>
    <style:style style:name="P10" style:family="paragraph" style:parent-style-name="Text_20_body">
      <style:text-properties officeooo:paragraph-rsid="00129ef1"/>
    </style:style>
    <style:style style:name="P11" style:family="paragraph" style:parent-style-name="Title">
      <style:text-properties officeooo:rsid="000ad10b" officeooo:paragraph-rsid="000ad10b"/>
    </style:style>
    <style:style style:name="P12" style:family="paragraph" style:parent-style-name="Heading_20_1">
      <style:paragraph-properties>
        <style:tab-stops>
          <style:tab-stop style:position="17.621cm" style:type="right"/>
        </style:tab-stops>
      </style:paragraph-properties>
      <style:text-properties officeooo:rsid="000bf884" officeooo:paragraph-rsid="000bf884"/>
    </style:style>
    <style:style style:name="P13" style:family="paragraph" style:parent-style-name="Heading_20_1">
      <style:paragraph-properties>
        <style:tab-stops>
          <style:tab-stop style:position="17.595cm" style:type="right"/>
        </style:tab-stops>
      </style:paragraph-properties>
      <style:text-properties officeooo:rsid="000d772d" officeooo:paragraph-rsid="000d772d"/>
    </style:style>
    <style:style style:name="P14" style:family="paragraph" style:parent-style-name="Heading_20_1">
      <style:text-properties officeooo:rsid="000d772d" officeooo:paragraph-rsid="000d772d"/>
    </style:style>
    <style:style style:name="P15" style:family="paragraph" style:parent-style-name="Heading_20_1">
      <style:text-properties officeooo:rsid="000f650d" officeooo:paragraph-rsid="000f650d"/>
    </style:style>
    <style:style style:name="P16" style:family="paragraph" style:parent-style-name="Heading_20_1">
      <style:text-properties officeooo:rsid="00110be4" officeooo:paragraph-rsid="00110be4"/>
    </style:style>
    <style:style style:name="P17" style:family="paragraph" style:parent-style-name="Heading_20_1">
      <style:text-properties officeooo:rsid="00129ef1" officeooo:paragraph-rsid="00129ef1"/>
    </style:style>
    <style:style style:name="P18" style:family="paragraph" style:parent-style-name="Text_20_body" style:list-style-name="L1">
      <style:text-properties officeooo:rsid="00110be4" officeooo:paragraph-rsid="00110be4"/>
    </style:style>
    <style:style style:name="P19" style:family="paragraph" style:parent-style-name="Text_20_body" style:list-style-name="L2">
      <style:text-properties officeooo:rsid="00110be4" officeooo:paragraph-rsid="00110be4"/>
    </style:style>
    <style:style style:name="P20" style:family="paragraph" style:parent-style-name="Text_20_body" style:list-style-name="L3">
      <style:paragraph-properties>
        <style:tab-stops>
          <style:tab-stop style:position="5.08cm"/>
        </style:tab-stops>
      </style:paragraph-properties>
      <style:text-properties officeooo:rsid="00129ef1" officeooo:paragraph-rsid="00129ef1"/>
    </style:style>
    <style:style style:name="T1" style:family="text">
      <style:text-properties officeooo:rsid="000d772d"/>
    </style:style>
    <style:style style:name="T2" style:family="text">
      <style:text-properties style:font-name="Liberation Sans2" officeooo:rsid="000d772d"/>
    </style:style>
    <style:style style:name="T3" style:family="text">
      <style:text-properties style:font-name="Liberation Sans2" officeooo:rsid="0013b77f"/>
    </style:style>
    <style:style style:name="T4" style:family="text">
      <style:text-properties officeooo:rsid="00129ef1"/>
    </style:style>
    <style:style style:name="T5" style:family="text">
      <style:text-properties officeooo:rsid="0013b7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urse Name Syllabus</text:p>
      <text:p text:style-name="P1">Semester</text:p>
      <text:p text:style-name="Horizontal_20_Line"/>
      <text:h text:style-name="P12" text:outline-level="1">Instructor<text:tab/><text:span text:style-name="T1">E-Mail / Telephone</text:span></text:h>
      <text:p text:style-name="P6">Instructor Name<text:tab/>no_reply@example.com / (123) 456-7890</text:p>
      <text:h text:style-name="P13" text:outline-level="1">Office Location<text:tab/>Class Location</text:h>
      <text:p text:style-name="P7"><text:span text:style-name="T1">Enter </text:span><text:span text:style-name="T2">Office Location</text:span><text:span text:style-name="T1"><text:tab/>Enter </text:span><text:span text:style-name="T2">Building Number</text:span></text:p>
      <text:h text:style-name="P13" text:outline-level="1">Office Hours<text:tab/>Class Times</text:h>
      <text:p text:style-name="P5">Enter Office Hours<text:tab/>Enter Class Times</text:p>
      <text:p text:style-name="Horizontal_20_Line"/>
      <text:h text:style-name="P14" text:outline-level="1">Course Description</text:h>
      <text:p text:style-name="Text_20_body">An effective course description provides students with basic information to evaluate a course before they enroll. Avoid repetitive, uninformative, or complex descriptions. Course description should be brief, informative, and interesting. This is especially important if your course is publicized through a catalog or brochure and your course is not required and dependent on student interest.</text:p>
      <text:h text:style-name="P15" text:outline-level="1">Required Materials</text:h>
      <text:p text:style-name="P8">You can provide a brief description on where to get the textbooks for cheap online or you can list the required texts in an ordered list.</text:p>
      <text:list text:style-name="L1">
        <text:list-item>
          <text:p text:style-name="P18">Entrepreneurship by Openstax</text:p>
        </text:list-item>
        <text:list-item>
          <text:p text:style-name="P18">Principles of Management by Openstax</text:p>
        </text:list-item>
      </text:list>
      <text:h text:style-name="P16" text:outline-level="1">Course Objective</text:h>
      <text:p text:style-name="P9">You may optionally list a course objectives in a list here.</text:p>
      <text:list text:style-name="L2">
        <text:list-item>
          <text:p text:style-name="P19">Demonstrate how to lead a group and resolves common interpersonal conflicts.</text:p>
        </text:list-item>
        <text:list-item>
          <text:p text:style-name="P19">Implement various types of team management styles.</text:p>
        </text:list-item>
        <text:list-item>
          <text:p text:style-name="P19">Use common industry standard team management software today.</text:p>
        </text:list-item>
      </text:list>
      <text:h text:style-name="P16" text:outline-level="1"><text:soft-page-break/></text:h>
      <text:h text:style-name="P16" text:outline-level="1">Course Schedule</text:h>
      <table:table table:name="Table1" table:style-name="Table1">
        <table:table-column table:style-name="Table1.A"/>
        <table:table-column table:style-name="Table1.B" table:number-columns-repeated="2"/>
        <table:table-row table:style-name="Table1.1">
          <table:table-cell table:style-name="Table1.A1" office:value-type="string">
            <text:p text:style-name="P3">Week</text:p>
          </table:table-cell>
          <table:table-cell table:style-name="Table1.A1" office:value-type="string">
            <text:p text:style-name="P3">Topic</text:p>
          </table:table-cell>
          <table:table-cell table:style-name="Table1.C1" office:value-type="string">
            <text:p text:style-name="P3">Assignment</text:p>
          </table:table-cell>
        </table:table-row>
        <table:table-row table:style-name="Table1.2">
          <table:table-cell table:style-name="Table1.A2" office:value-type="string">
            <text:p text:style-name="P2">1</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2</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3</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4</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5</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6</text:p>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P2">7</text:p>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17" text:outline-level="1"/>
      <text:h text:style-name="P17" text:outline-level="1">Evaluation Method</text:h>
      <text:p text:style-name="P4">Description of your grading methods and strictness.</text:p>
      <text:list text:style-name="L3">
        <text:list-item>
          <text:p text:style-name="P20">Projects<text:tab/>20%</text:p>
        </text:list-item>
        <text:list-item>
          <text:p text:style-name="P20">Mid Term<text:tab/>20%</text:p>
        </text:list-item>
        <text:list-item>
          <text:p text:style-name="P20">Quizzes<text:tab/>20%</text:p>
        </text:list-item>
        <text:list-item>
          <text:p text:style-name="P20">Participation<text:tab/>10%</text:p>
        </text:list-item>
        <text:list-item>
          <text:p text:style-name="P20">Final<text:tab/>30%</text:p>
        </text:list-item>
      </text:list>
      <text:h text:style-name="P17" text:outline-level="1">Late Policy</text:h>
      <text:p text:style-name="P10"><text:span text:style-name="T4">Provide your late policy for any assignment after due date as well as the valid excuses for late policy. Make up </text:span><text:span text:style-name="T5">exams</text:span><text:span text:style-name="T4">, penalty, </text:span><text:span text:style-name="T3">process for a valid excuse</text:span><text:span text:style-name="T4"> are all under late policy.</text:span></text:p>
      <text:h text:style-name="P17" text:outline-level="1">Academic Policy</text:h>
      <text:p text:style-name="P4">Provide a description of the university's stance on academic integrity and cheating policy. The violation punishment for breaching the academic standard of conduct can be listed here. You may provide examples of vio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ans2" fo:font-family="'Liberation Sans'" style:font-style-name="Regular" style:font-family-generic="swiss" style:font-pitch="variable" fo:font-size="3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Liberation Sans2" fo:font-family="'Liberation Sans'" style:font-style-name="Regular" style:font-family-generic="swiss" style:font-pitch="variable" fo:font-size="22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254cm" style:contextual-spacing="false" fo:padding="0cm" fo:border-left="none" fo:border-right="none" fo:border-top="none" fo:border-bottom="0.99pt solid #1c1c1c"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203cm" fo:margin-bottom="0.203cm" style:contextual-spacing="false"/>
      <style:text-properties style:font-name="Liberation Sans1" fo:font-family="'Liberation Sans'" style:font-style-name="Italic" style:font-family-generic="swiss" style:font-pitch="variable" fo:font-size="12pt" fo:font-style="normal"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1:39:38.621761402</meta:creation-date>
    <meta:editing-duration>P0D</meta:editing-duration>
    <meta:editing-cycles>1</meta:editing-cycles>
    <meta:generator>LibreOffice/7.4.2.3$MacOSX_AARCH64 LibreOffice_project/382eef1f22670f7f4118c8c2dd222ec7ad009daf</meta:generator>
    <dc:title>Basic_Syllabus</dc:title>
    <meta:document-statistic meta:table-count="1" meta:image-count="0" meta:object-count="0" meta:page-count="2" meta:paragraph-count="41" meta:word-count="278" meta:character-count="1746" meta:non-whitespace-character-count="1519"/>
  </office:meta>
</office:document-meta>
</file>